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295" officeooo:paragraph-rsid="000c72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sso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00:47:31.231974848</meta:creation-date>
    <dc:date>2017-10-11T00:48:31.420756973</dc:date>
    <meta:editing-duration>PT1M1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5.4.1.2.0$Linux_X86_64 LibreOffice_project/40m0$Build-2</meta:generator>
  </office:meta>
</office:document-meta>
</file>